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C000001EF10820EAC953E5C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5in" svg:height="3.178in" draw:z-index="0"><draw:image xlink:href="Pictures/100000000000052C000001EF10820EAC953E5C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7:35:36.293745282</meta:creation-date>
    <dc:date>2016-03-28T17:36:17.836036999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5.2$Linux_X86_64 LibreOffice_project/00m0$Build-2</meta:generator>
  </office:meta>
</office:document-meta>
</file>